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230000006DDDA539895E00DB23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6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</style:style>
    <style:style style:name="P8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0in" fo:margin-right="0in" fo:margin-top="0in" fo:margin-bottom="0.139in" loext:contextual-spacing="false" fo:line-height="115%" fo:text-indent="0.5in" style:auto-text-indent="false"/>
    </style:style>
    <style:style style:name="P10" style:family="paragraph" style:parent-style-name="Standard" style:list-style-name="WWNum4">
      <style:paragraph-properties fo:margin-left="1in" fo:margin-right="0in" fo:text-align="justify" style:justify-single-word="false" fo:text-indent="-0.25in" style:auto-text-indent="false"/>
    </style:style>
    <style:style style:name="P11" style:family="paragraph" style:parent-style-name="Standard">
      <style:paragraph-properties fo:margin-top="0in" fo:margin-bottom="0.139in" loext:contextual-spacing="false" fo:line-height="115%"/>
    </style:style>
    <style:style style:name="P12" style:family="paragraph" style:parent-style-name="Standard">
      <style:paragraph-properties fo:margin-left="0in" fo:margin-right="0in" fo:text-align="end" style:justify-single-word="false" fo:text-indent="0in" style:auto-text-indent="false"/>
    </style:style>
    <style:style style:name="P13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Тестовое задание №1. Frontend</text:span></text:p>
      <text:p text:style-name="Standard"/>
      <text:list xml:id="list3773209680" text:style-name="WWNum2">
        <text:list-item>
          <text:p text:style-name="P3">Сверстать по макету отчет. В отчете вывести список юзеров. </text:p>
        </text:list-item>
        <text:list-item>
          <text:p text:style-name="P3">На странице есть поиск по юзерам. При вводе в строке поиска список фильтруется. <text:s/>При клике по карточке выводить в pop-up дополнительную информацию по юзеру. При нажатии вне окна с информацией или крестик окно закрывается.</text:p>
        </text:list-item>
        <text:list-item>
          <text:p text:style-name="P3">Список юзеров получаем с бэкенда. Для этого нужно установить <text:s/>и запустить локально сервер. Ссылка будет такой <text:a xlink:type="simple" xlink:href="http://127.0.0.1:3000" text:style-name="ListLabel_20_37" text:visited-style-name="ListLabel_20_37"><text:span text:style-name="T2">http://127.0.0.1:3000</text:span></text:a>. Для получения всего списка отправляем запрос без параметров, для получения совпадений ФИО со строкой ввода добавляем параметры query (term), например <text:a xlink:type="simple" xlink:href="http://127.0.0.1:3000?term=fer" text:style-name="ListLabel_20_37" text:visited-style-name="ListLabel_20_37"><text:span text:style-name="T2">http://127.0.0.1:3000?term=fer</text:span></text:a></text:p>
        </text:list-item>
        <text:list-item>
          <text:p text:style-name="P3"><text:a xlink:type="simple" xlink:href="https://www.figma.com/file/sVohAvXP1UpHzN3MMLwmkB/%D0%97%D0%B0%D0%B4%D0%B0%D1%87%D0%B0-30080?node-id=0%3A1&amp;t=kenPBeTH1t4zLitJ-0" text:style-name="ListLabel_20_37" text:visited-style-name="ListLabel_20_37"><text:span text:style-name="T2">Ссылка на макет</text:span></text:a></text:p>
        </text:list-item>
        <text:list-item>
          <text:p text:style-name="P3"><text:a xlink:type="simple" xlink:href="https://disk.yandex.ru/d/ajZyQoJcGstafQ" text:style-name="ListLabel_20_37" text:visited-style-name="ListLabel_20_37"><text:span text:style-name="T2">Ссылка на архив с бэкендом</text:span></text:a></text:p>
        </text:list-item>
      </text:list>
      <text:p text:style-name="Standard"/>
      <text:p text:style-name="Standard"/>
      <text:p text:style-name="Standard"><text:span text:style-name="T1">Тестовое задание №2. SQL</text:span></text:p>
      <text:p text:style-name="Standard"/>
      <text:p text:style-name="P6">Написать T-SQL запрос.</text:p>
      <text:p text:style-name="P6">Для отладки запроса необходимо <text:a xlink:type="simple" xlink:href="https://www.microsoft.com/en-us/sql-server/sql-server-downloads" text:style-name="ListLabel_20_37" text:visited-style-name="ListLabel_20_37"><text:span text:style-name="T2">скачать SQL Server</text:span></text:a>, а также <text:a xlink:type="simple" xlink:href="https://learn.microsoft.com/ru-ru/sql/ssms/download-sql-server-management-studio-ssms?view=sql-server-ver16" text:style-name="ListLabel_20_37" text:visited-style-name="ListLabel_20_37"><text:span text:style-name="T2">SSMS</text:span></text:a>. <text:line-break/><text:tab/>Базу данных с тестовыми таблицами <text:a xlink:type="simple" xlink:href="https://disk.yandex.ru/d/lssevrQ9uwdUhw" text:style-name="ListLabel_20_37" text:visited-style-name="ListLabel_20_37"><text:span text:style-name="T2">скачать</text:span></text:a> и <text:s/>экспортировать в SSMS (необходима версия не ниже 2022 г. 19.1)</text:p>
      <text:p text:style-name="P1"><text:line-break/><text:tab/>В БД есть две таблицы: </text:p>
      <text:list xml:id="list4178756274" text:style-name="WWNum4">
        <text:list-item>
          <text:p text:style-name="P10">collaborators - таблица сотрудников. Поля: id, name (имя сотрудника), subdivision_id (id подразделения сотрудника), age (возраст).</text:p>
        </text:list-item>
        <text:list-item>
          <text:p text:style-name="P10">subdivisions - таблица подразделений. Поля: id, name, parent_id (id родительского подразделения)</text:p>
        </text:list-item>
      </text:list>
      <text:p text:style-name="P2"/>
      <text:p text:style-name="P6">Необходимо получить сотрудников всех нижестоящих подразделений от подразделения сотрудника “Сотрудник 1” с id 710253 у которых возраст менее 40 лет. Исключить из результирующей таблицы подразделения с id 100055 и 100059. Отсортировать по возрастанию уровня вложенности подразделения. </text:p>
      <text:p text:style-name="P2"/>
      <text:p text:style-name="P7">В результирующей таблице должны быть следующие поля: </text:p>
      <text:list xml:id="list3093642652" text:style-name="WWNum1">
        <text:list-item>
          <text:p text:style-name="P4">id - id сотрудника</text:p>
        </text:list-item>
        <text:list-item>
          <text:p text:style-name="P4">name - Имя сотрудника</text:p>
        </text:list-item>
        <text:list-item>
          <text:p text:style-name="P4">sub_name - Наименование подразделения</text:p>
        </text:list-item>
        <text:list-item>
          <text:p text:style-name="P4">sub_id - id подразделения</text:p>
        </text:list-item>
        <text:list-item>
          <text:p text:style-name="P4">sub_level - Уровень вложенности подразделения относительно самого верхнего</text:p>
        </text:list-item>
        <text:list-item>
          <text:p text:style-name="P4"><text:soft-page-break/>colls_count - Общее количество сотрудников в подразделении сотрудника (включая самого сотрудника).</text:p>
        </text:list-item>
      </text:list>
      <text:p text:style-name="P2"/>
      <text:p text:style-name="P6"><text:span text:style-name="T1">Показать сам запрос (приложить файл в формате .sql), результирующую таблицу и время выполнения запроса.</text:span></text:p>
      <text:p text:style-name="P8"/>
      <text:p text:style-name="P6"/>
      <text:p text:style-name="Standard"><text:span text:style-name="T1">Тестовое задание №3. Backend</text:span></text:p>
      <text:p text:style-name="Standard"><text:span text:style-name="T1"><text:tab/></text:span></text:p>
      <text:p text:style-name="Standard"><text:span text:style-name="T1"><text:tab/></text:span>Скачать и установить дистрибутив ПО WebSoft HCM <text:a xlink:type="simple" xlink:href="https://disk.yandex.ru/d/oDFQQTnPrcqRNQ" text:style-name="ListLabel_20_37" text:visited-style-name="ListLabel_20_37"><text:span text:style-name="T2">по ссылке</text:span></text:a>. </text:p>
      <text:p text:style-name="Standard"/>
      <text:list xml:id="list1469589957" text:style-name="WWNum3">
        <text:list-item>
          <text:p text:style-name="P5">После установки запустите сервер - WebSoft2023.1\WebSoftServer\xHttp_64.exe. Дождитесь надписи <text:span text:style-name="T1">Server Started</text:span>.</text:p>
        </text:list-item>
        <text:list-item>
          <text:p text:style-name="P5">Запустите интерфейс администратора - WebSoft2023.1\WebSoftAdmin\SpXml.exe. Логин/пароль - <text:span text:style-name="T1">user1/user1</text:span>.</text:p>
        </text:list-item>
        <text:list-item>
          <text:p text:style-name="P5">Во вкладке <text:span text:style-name="T1">Персонал -&gt; Сотрудники</text:span> создайте нового сотрудника, задайте ему логин/пароль и ФИО.</text:p>
        </text:list-item>
        <text:list-item>
          <text:p text:style-name="P5">Создайте файл <text:span text:style-name="T1">index.html</text:span> в директории WebSoft2023.1\WebSoftServer\wt\web\</text:p>
        </text:list-item>
        <text:list-item>
          <text:p text:style-name="P5">В файле <text:span text:style-name="T1">index.html</text:span> напишите код, который выводит список сотрудников <text:s/>(ФИО каждого сотрудника с новой строки). Посмотреть результат можно перейдя на <text:span text:style-name="T1">localhost/index.html</text:span>.</text:p>
        </text:list-item>
      </text:list>
      <text:p text:style-name="P11"><text:line-break/><text:tab/>Таблица с сотрудниками называется - collaborators, нужное поле - fullname. Запрос пишется через <text:a xlink:type="simple" xlink:href="https://developers.websoft.ru/_wt/wiki_base/6680138390455715655/base_wiki_article_type_id/6680054725638828770/parent_id/6680061488781884204" text:style-name="ListLabel_20_37" text:visited-style-name="ListLabel_20_37"><text:span text:style-name="T2">xquery</text:span></text:a>. </text:p>
      <text:p text:style-name="P9">Серверный код вставляется в html код с помощью <text:span text:style-name="T1">&lt;% %&gt;</text:span> тегов. Выводится с помощью <text:span text:style-name="T1">&lt;%= %&gt;</text:span> тегов.</text:p>
      <text:p text:style-name="P9">Ссылка на документацию по ПО - <text:a xlink:type="simple" xlink:href="https://developers.websoft.ru" text:style-name="ListLabel_20_37" text:visited-style-name="ListLabel_20_37"><text:span text:style-name="T2">https://developers.websoft.ru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align="end" style:justify-single-word="false" fo:text-indent="0in" style:auto-text-indent="fals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29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071in" fo:margin-left="0in" fo:margin-right="0in" fo:margin-bottom="0.568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jpg" text:anchor-type="as-char" svg:width="1.5047in" svg:height="0.2929in" draw:z-index="1"><draw:image xlink:href="Pictures/10000000000002230000006DDDA539895E00DB23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33" meta:word-count="377" meta:character-count="2767" meta:non-whitespace-character-count="2421"/>
    <meta:generator>LibreOfficeDev/6.0.5.2$Linux_X86_64 LibreOffice_project/</meta:generator>
  </office:meta>
</office:document-meta>
</file>